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37b" officeooo:paragraph-rsid="0014537b"/>
    </style:style>
    <style:style style:name="P2" style:family="paragraph" style:parent-style-name="Standard">
      <style:text-properties officeooo:rsid="0014d34c" officeooo:paragraph-rsid="0014d34c"/>
    </style:style>
    <style:style style:name="P3" style:family="paragraph" style:parent-style-name="Standard">
      <style:text-properties fo:font-weight="normal" officeooo:rsid="0014d34c" officeooo:paragraph-rsid="0014d34c" style:font-weight-asian="normal" style:font-weight-complex="normal"/>
    </style:style>
    <style:style style:name="P4" style:family="paragraph" style:parent-style-name="Standard">
      <style:text-properties fo:font-weight="normal" officeooo:rsid="00158aea" officeooo:paragraph-rsid="00158aea" style:font-weight-asian="normal" style:font-weight-complex="normal"/>
    </style:style>
    <style:style style:name="P5" style:family="paragraph" style:parent-style-name="Standard">
      <style:text-properties fo:font-weight="normal" officeooo:rsid="0016e173" officeooo:paragraph-rsid="0016e173" style:font-weight-asian="normal" style:font-weight-complex="normal"/>
    </style:style>
    <style:style style:name="P6" style:family="paragraph" style:parent-style-name="Standard">
      <style:text-properties fo:font-weight="bold" officeooo:rsid="0014d34c" officeooo:paragraph-rsid="0014d34c" style:font-weight-asian="bold" style:font-weight-complex="bold"/>
    </style:style>
    <style:style style:name="P7" style:family="paragraph" style:parent-style-name="Standard">
      <style:text-properties fo:font-weight="bold" officeooo:rsid="00158aea" officeooo:paragraph-rsid="00158aea" style:font-weight-asian="bold" style:font-weight-complex="bold"/>
    </style:style>
    <style:style style:name="P8" style:family="paragraph" style:parent-style-name="Standard">
      <style:text-properties fo:font-weight="bold" officeooo:rsid="0016e173" officeooo:paragraph-rsid="0016e173" style:font-weight-asian="bold" style:font-weight-complex="bold"/>
    </style:style>
    <style:style style:name="P9" style:family="paragraph" style:parent-style-name="Standard">
      <style:text-properties fo:font-weight="bold" officeooo:rsid="0017dab2" officeooo:paragraph-rsid="0017dab2" style:font-weight-asian="bold" style:font-weight-complex="bold"/>
    </style:style>
    <style:style style:name="P10" style:family="paragraph" style:parent-style-name="Standard">
      <style:text-properties fo:font-variant="normal" fo:text-transform="none" fo:color="#4d4d4d" fo:letter-spacing="normal" fo:font-weight="bold" officeooo:rsid="0017dab2" officeooo:paragraph-rsid="0017dab2" style:font-weight-asian="bold" style:font-weight-complex="bold"/>
    </style:style>
    <style:style style:name="P11" style:family="paragraph" style:parent-style-name="Standard">
      <style:text-properties fo:font-variant="normal" fo:text-transform="none" fo:color="#4d4d4d" fo:letter-spacing="normal" fo:font-weight="bold" officeooo:rsid="0017ee62" officeooo:paragraph-rsid="0017dab2" style:font-name-asian="Microsoft YaHei" style:font-size-asian="12pt" style:font-style-asian="normal" style:font-weight-asian="normal" style:font-weight-complex="bold"/>
    </style:style>
    <style:style style:name="P12" style:family="paragraph" style:parent-style-name="Standard">
      <style:text-properties fo:font-variant="normal" fo:text-transform="none" fo:color="#000000" fo:letter-spacing="normal" fo:font-weight="bold" officeooo:rsid="0017ee62" officeooo:paragraph-rsid="0017dab2" style:font-name-asian="Microsoft YaHei" style:font-size-asian="12pt" style:font-style-asian="normal" style:font-weight-asian="bold" style:font-weight-complex="bold"/>
    </style:style>
    <style:style style:name="P13" style:family="paragraph" style:parent-style-name="Standard">
      <style:text-properties fo:font-variant="normal" fo:text-transform="none" fo:color="#000000" fo:letter-spacing="normal" fo:font-weight="bold" officeooo:rsid="00194538" officeooo:paragraph-rsid="00194538" style:font-name-asian="Microsoft YaHei" style:font-size-asian="12pt" style:font-style-asian="normal" style:font-weight-asian="bold" style:font-weight-complex="bold"/>
    </style:style>
    <style:style style:name="T1" style:family="text">
      <style:text-properties officeooo:rsid="0014d3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8aea"/>
    </style:style>
    <style:style style:name="T4" style:family="text">
      <style:text-properties fo:color="#ce181e" officeooo:rsid="00158aea"/>
    </style:style>
    <style:style style:name="T5" style:family="text">
      <style:text-properties officeooo:rsid="0016e173"/>
    </style:style>
    <style:style style:name="T6" style:family="text">
      <style:text-properties style:font-name="Microsoft YaHei" fo:font-size="12pt" fo:font-style="normal" fo:font-weight="normal"/>
    </style:style>
    <style:style style:name="T7" style:family="text">
      <style:text-properties style:font-name-asian="Microsoft YaHei" style:font-size-asian="12pt" style:font-style-asian="normal" style:font-weight-asian="normal"/>
    </style:style>
    <style:style style:name="T8" style:family="text">
      <style:text-properties officeooo:rsid="0017ee62" style:font-name-asian="Microsoft YaHei" style:font-size-asian="12pt" style:font-style-asian="normal" style:font-weight-asian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complex="normal"/>
    </style:style>
    <style:style style:name="T11" style:family="text">
      <style:text-properties style:font-weight-asian="bold"/>
    </style:style>
    <style:style style:name="T12" style:family="text">
      <style:text-properties fo:color="#000000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操作指南（赵梓钧2019.9.7）</text:p>
      <text:p text:style-name="P1">由于上学期的数据结构和<text:span text:style-name="T3">python课上使用过github，对github有了解，但是基本操作需要百度搜索，这个学期加入了王晗老师的计算生物研究所，也要使用github，也包括为了给以后使用github铺垫，故我借此机会自己总结一份平时常用的（起码的我会用到的）git命令</text:span></text:p>
      <text:p text:style-name="P1">拿本次学习PyTorch为例<text:span text:style-name="T1">，</text:span></text:p>
      <text:p text:style-name="P2"><text:span text:style-name="T2">新建git仓库：</text:span>我直接从网页上新建。。。</text:p>
      <text:p text:style-name="P2"/>
      <text:p text:style-name="P6">将云端git仓库clone到本地：</text:p>
      <text:p text:style-name="P2">在要同步到的目录下执行：<text:span text:style-name="T2">git clone </text:span><text:a xlink:type="simple" xlink:href="https://github.com/uchihazzj/PyTorch" text:style-name="Internet_20_link" text:visited-style-name="Visited_20_Internet_20_Link"><text:span text:style-name="T2">https://github.com/uchihazzj/PyTorch</text:span></text:a></text:p>
      <text:p text:style-name="P3">出现的问题<text:span text:style-name="T3">：</text:span><text:span text:style-name="T4">Failed to receive SOCKS4 connect request ack</text:span></text:p>
      <text:p text:style-name="P4">解决方法：由于git的https使用的是socket4，在设置-网络-vpn下，把网络代理设置为自动即可解决。</text:p>
      <text:p text:style-name="P4"/>
      <text:p text:style-name="P7">提交本地文件到github云端仓库<text:span text:style-name="T5">：</text:span></text:p>
      <text:p text:style-name="P4">先将要提交的文件拖入本地的git仓库文件夹中</text:p>
      <text:p text:style-name="P4">然后在仓库目录下打开终端执行<text:span text:style-name="T5">：</text:span></text:p>
      <text:p text:style-name="P8">git add .</text:p>
      <text:p text:style-name="P8">git commit -m ‘提交备注’</text:p>
      <text:p text:style-name="P8">git push</text:p>
      <text:p text:style-name="P8"/>
      <text:p text:style-name="P8">选择某分支X：</text:p>
      <text:p text:style-name="P8">gco X</text:p>
      <text:p text:style-name="P5"/>
      <text:p text:style-name="P8">选择主分支:</text:p>
      <text:p text:style-name="P8">gcm</text:p>
      <text:p text:style-name="P9"/>
      <text:p text:style-name="P10"><text:span text:style-name="T7">使用</text:span><text:span text:style-name="T6">git pull</text:span><text:span text:style-name="T7">或者</text:span><text:span text:style-name="T6">git push</text:span><text:span text:style-name="T7">每次都需要输入用户名和密码很不人性化，耽误时间，现在教大家一条命令实现保存用户名和密码不用再输入</text:span><text:span text:style-name="T8">：</text:span></text:p>
      <text:p text:style-name="P12">git config --global credential.helper store</text:p>
      <text:p text:style-name="P11"><text:span text:style-name="T12">git pull /git push </text:span>(这里需要输入用户名和密码，以后就不用啦)</text:p>
      <text:p text:style-name="P11"/>
      <text:p text:style-name="P13">新建一个分支并同步至云端：</text:p>
      <text:p text:style-name="P13">git checkout -b 分支名称</text:p>
      <text:p text:style-name="P13">git branch <text:s/><text:span text:style-name="T9">#查看当前所有分支信息</text:span></text:p>
      <text:p text:style-name="P13">git add readme.txt</text:p>
      <text:p text:style-name="P13">git commit -m ‘branch test’</text:p>
      <text:p text:style-name="P13">git push –set-upstream origin 分支名称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38:41.951252996</meta:creation-date>
    <dc:date>2019-09-08T12:12:37.535976941</dc:date>
    <meta:editing-duration>PT17M1S</meta:editing-duration>
    <meta:editing-cycles>3</meta:editing-cycles>
    <meta:generator>LibreOffice/6.1.6.3$Linux_X86_64 LibreOffice_project/10$Build-3</meta:generator>
    <meta:document-statistic meta:table-count="0" meta:image-count="0" meta:object-count="0" meta:page-count="1" meta:paragraph-count="27" meta:word-count="440" meta:character-count="774" meta:non-whitespace-character-count="732"/>
  </office:meta>
</office:document-meta>
</file>